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1682618" text:style-name="L1">
        <text:list-item>
          <text:p text:style-name="P1">CPU time with matrix size 1000 and 2 threads = 2.7749807 seconds</text:p>
        </text:list-item>
        <text:list-item>
          <text:p text:style-name="P1">CPU time with matrix size 1500 and 2 threads = 13.6392244 seconds</text:p>
        </text:list-item>
        <text:list-item>
          <text:p text:style-name="P1">CPU time with matrix size 2000 and 2 threads = 43.3255467 seconds</text:p>
        </text:list-item>
        <text:list-item>
          <text:p text:style-name="P1">CPU time with matrix size 2500 and 2 threads = 83.0340185 seconds</text:p>
        </text:list-item>
        <text:list-item>
          <text:p text:style-name="P1">CPU time with matrix size 3000 and 2 threads = 174.6266858 seconds</text:p>
        </text:list-item>
        <text:list-item>
          <text:p text:style-name="P1">CPU time with matrix size 3500 and 2 threads = 261.0082278 seconds</text:p>
        </text:list-item>
        <text:list-item>
          <text:p text:style-name="P1">CPU time with matrix size 4000 and 2 threads = 422.6005448 seconds</text:p>
        </text:list-item>
        <text:list-item>
          <text:p text:style-name="P1">CPU time with matrix size 4500 and 2 threads = 548.4385453 seconds</text:p>
        </text:list-item>
        <text:list-item>
          <text:p text:style-name="P1">CPU time with matrix size 1000 and 4 threads = 1.5148875 seconds</text:p>
        </text:list-item>
        <text:list-item>
          <text:p text:style-name="P1">CPU time with matrix size 1500 and 4 threads = 7.5831036 seconds</text:p>
        </text:list-item>
        <text:list-item>
          <text:p text:style-name="P1">CPU time with matrix size 2000 and 4 threads = 28.2722219 seconds</text:p>
        </text:list-item>
        <text:list-item>
          <text:p text:style-name="P1">CPU time with matrix size 2500 and 4 threads = 65.6489048 seconds</text:p>
        </text:list-item>
        <text:list-item>
          <text:p text:style-name="P1">CPU time with matrix size 3000 and 4 threads = 131.1334855 seconds</text:p>
        </text:list-item>
        <text:list-item>
          <text:p text:style-name="P1">CPU time with matrix size 3500 and 4 threads = 187.2100737 seconds</text:p>
        </text:list-item>
        <text:list-item>
          <text:p text:style-name="P1">CPU time with matrix size 4000 and 4 threads = 351.6569295 seconds</text:p>
        </text:list-item>
        <text:list-item>
          <text:p text:style-name="P1">CPU time with matrix size 4500 and 4 threads = 431.1420517 seconds</text:p>
        </text:list-item>
        <text:list-item>
          <text:p text:style-name="P1">CPU time with matrix size 1000 and 8 threads = 2.0180171 seconds</text:p>
        </text:list-item>
        <text:list-item>
          <text:p text:style-name="P1">CPU time with matrix size 1500 and 8 threads = 9.6350826 seconds</text:p>
        </text:list-item>
        <text:list-item>
          <text:p text:style-name="P1">CPU time with matrix size 2000 and 8 threads = 26.4504370 seconds</text:p>
        </text:list-item>
        <text:list-item>
          <text:p text:style-name="P1">CPU time with matrix size 2500 and 8 threads = 58.3818014 seconds</text:p>
        </text:list-item>
        <text:list-item>
          <text:p text:style-name="P1">CPU time with matrix size 3000 and 8 threads = 106.5388658 seconds</text:p>
        </text:list-item>
        <text:list-item>
          <text:p text:style-name="P1">CPU time with matrix size 3500 and 8 threads = 164.3359228 seconds</text:p>
        </text:list-item>
        <text:list-item>
          <text:p text:style-name="P1">CPU time with matrix size 4000 and 8 threads = 264.0403655 seconds</text:p>
        </text:list-item>
        <text:list-item>
          <text:p text:style-name="P1">CPU time with matrix size 4500 and 8 threads = 374.0300786 seconds</text:p>
        </text:list-item>
        <text:list-item>
          <text:p text:style-name="P1">CPU time with matrix size 1000 and 16 threads = 2.1071412 seconds</text:p>
        </text:list-item>
        <text:list-item>
          <text:p text:style-name="P1">CPU time with matrix size 1500 and 16 threads = 9.1404632 seconds</text:p>
        </text:list-item>
        <text:list-item>
          <text:p text:style-name="P1">CPU time with matrix size 2000 and 16 threads = 30.4545210 seconds</text:p>
        </text:list-item>
        <text:list-item>
          <text:p text:style-name="P1">CPU time with matrix size 2500 and 16 threads = 63.7859394 seconds</text:p>
        </text:list-item>
        <text:list-item>
          <text:p text:style-name="P1">CPU time with matrix size 3000 and 16 threads = 111.3819925 seconds</text:p>
        </text:list-item>
        <text:list-item>
          <text:p text:style-name="P1">CPU time with matrix size 3500 and 16 threads = 176.4704969 seconds</text:p>
        </text:list-item>
        <text:list-item>
          <text:p text:style-name="P1">CPU time with matrix size 4000 and 16 threads = 374.4419810 seconds</text:p>
        </text:list-item>
        <text:list-item>
          <text:p text:style-name="P1">CPU time with matrix size 4500 and 16 threads = 405.5110721 seconds</text:p>
        </text:list-item>
        <text:list-item>
          <text:p text:style-name="P1">CPU time with matrix size 1000 and 2 threads = 3.9559973 seconds</text:p>
        </text:list-item>
        <text:list-item>
          <text:p text:style-name="P1">CPU time with matrix size 1500 and 2 threads = 16.5057121 seconds</text:p>
        </text:list-item>
        <text:list-item>
          <text:p text:style-name="P1">CPU time with matrix size 2000 and 2 threads = 47.0492768 seconds</text:p>
        </text:list-item>
        <text:list-item>
          <text:p text:style-name="P1">CPU time with matrix size 2500 and 2 threads = 83.5248921 seconds</text:p>
        </text:list-item>
        <text:list-item>
          <text:p text:style-name="P1">CPU time with matrix size 3000 and 2 threads = 175.5749692 seconds</text:p>
        </text:list-item>
        <text:list-item>
          <text:p text:style-name="P1">CPU time with matrix size 3500 and 2 threads = 254.9843025 seconds</text:p>
        </text:list-item>
        <text:list-item>
          <text:p text:style-name="P1">CPU time with matrix size 4000 and 2 threads = 438.6180119 seconds</text:p>
        </text:list-item>
        <text:list-item>
          <text:p text:style-name="P1">CPU time with matrix size 4500 and 2 threads = 569.8366294 seconds</text:p>
        </text:list-item>
        <text:list-item>
          <text:p text:style-name="P1">CPU time with matrix size 1000 and 4 threads = 1.5090297 seconds</text:p>
        </text:list-item>
        <text:list-item>
          <text:p text:style-name="P1">CPU time with matrix size 1500 and 4 threads = 7.6821810 seconds</text:p>
        </text:list-item>
        <text:list-item>
          <text:p text:style-name="P1">CPU time with matrix size 2000 and 4 threads = 29.3783244 seconds</text:p>
        </text:list-item>
        <text:list-item>
          <text:p text:style-name="P1">CPU time with matrix size 2500 and 4 threads = 67.9644459 seconds</text:p>
        </text:list-item>
        <text:list-item>
          <text:p text:style-name="P1">CPU time with matrix size 3000 and 4 threads = 136.1903000 seconds</text:p>
        </text:list-item>
        <text:list-item>
          <text:p text:style-name="P1">CPU time with matrix size 3500 and 4 threads = 190.4433966 seconds</text:p>
        </text:list-item>
        <text:list-item>
          <text:p text:style-name="P1">CPU time with matrix size 4000 and 4 threads = 339.2837320 seconds</text:p>
        </text:list-item>
        <text:list-item>
          <text:p text:style-name="P1">CPU time with matrix size 4500 and 4 threads = 424.8285980 seconds</text:p>
        </text:list-item>
        <text:list-item>
          <text:p text:style-name="P1">CPU time with matrix size 1000 and 8 threads = 2.1963539 seconds</text:p>
        </text:list-item>
        <text:list-item>
          <text:p text:style-name="P1">CPU time with matrix size 1500 and 8 threads = 10.4905075 seconds</text:p>
        </text:list-item>
        <text:list-item>
          <text:p text:style-name="P1">CPU time with matrix size 2000 and 8 threads = 27.0013649 seconds</text:p>
        </text:list-item>
        <text:list-item>
          <text:p text:style-name="P1">CPU time with matrix size 2500 and 8 threads = 53.2012372 seconds</text:p>
        </text:list-item>
        <text:list-item>
          <text:p text:style-name="P1">CPU time with matrix size 3000 and 8 threads = 108.4425027 seconds</text:p>
        </text:list-item>
        <text:list-item>
          <text:p text:style-name="P1">CPU time with matrix size 3500 and 8 threads = 158.4724612 seconds</text:p>
        </text:list-item>
        <text:list-item>
          <text:p text:style-name="P1">CPU time with matrix size 4000 and 8 threads = 267.4573787 seconds</text:p>
        </text:list-item>
        <text:list-item>
          <text:p text:style-name="P1">CPU time with matrix size 4500 and 8 threads = 385.9492149 seconds</text:p>
        </text:list-item>
        <text:list-item>
          <text:p text:style-name="P1">CPU time with matrix size 1000 and 16 threads = 1.8363033 seconds</text:p>
        </text:list-item>
        <text:list-item>
          <text:p text:style-name="P1">CPU time with matrix size 1500 and 16 threads = 9.4888624 seconds</text:p>
        </text:list-item>
        <text:list-item>
          <text:p text:style-name="P1">CPU time with matrix size 2000 and 16 threads = 30.1288857 seconds</text:p>
        </text:list-item>
        <text:list-item>
          <text:p text:style-name="P1"><text:soft-page-break/>CPU time with matrix size 2500 and 16 threads = 62.7970682 seconds</text:p>
        </text:list-item>
        <text:list-item>
          <text:p text:style-name="P1">CPU time with matrix size 3000 and 16 threads = 121.7017004 seconds</text:p>
        </text:list-item>
        <text:list-item>
          <text:p text:style-name="P1">CPU time with matrix size 3500 and 16 threads = 175.6016484 seconds</text:p>
        </text:list-item>
        <text:list-item>
          <text:p text:style-name="P1">CPU time with matrix size 4000 and 16 threads = 308.1373206 seconds</text:p>
        </text:list-item>
        <text:list-item>
          <text:p text:style-name="P1">CPU time with matrix size 4500 and 16 threads = 393.3599489 seconds</text:p>
        </text:list-item>
        <text:list-item>
          <text:p text:style-name="P1">CPU time with matrix size 1000 and 2 threads = 3.4542363 seconds</text:p>
        </text:list-item>
        <text:list-item>
          <text:p text:style-name="P1">CPU time with matrix size 1500 and 2 threads = 17.2982750 seconds</text:p>
        </text:list-item>
        <text:list-item>
          <text:p text:style-name="P1">CPU time with matrix size 2000 and 2 threads = 49.6579555 seconds</text:p>
        </text:list-item>
        <text:list-item>
          <text:p text:style-name="P1">CPU time with matrix size 2500 and 2 threads = 81.6627232 seconds</text:p>
        </text:list-item>
        <text:list-item>
          <text:p text:style-name="P1">CPU time with matrix size 3000 and 2 threads = 182.8178624 seconds</text:p>
        </text:list-item>
        <text:list-item>
          <text:p text:style-name="P1">CPU time with matrix size 3500 and 2 threads = 257.7373088 seconds</text:p>
        </text:list-item>
        <text:list-item>
          <text:p text:style-name="P1">CPU time with matrix size 4000 and 2 threads = 430.7509256 seconds</text:p>
        </text:list-item>
        <text:list-item>
          <text:p text:style-name="P1">CPU time with matrix size 4500 and 2 threads = 560.4043153 seconds</text:p>
        </text:list-item>
        <text:list-item>
          <text:p text:style-name="P1">CPU time with matrix size 1000 and 4 threads = 1.5368994 seconds</text:p>
        </text:list-item>
        <text:list-item>
          <text:p text:style-name="P1">CPU time with matrix size 1500 and 4 threads = 7.7039826 seconds</text:p>
        </text:list-item>
        <text:list-item>
          <text:p text:style-name="P1">CPU time with matrix size 2000 and 4 threads = 31.2769878 seconds</text:p>
        </text:list-item>
        <text:list-item>
          <text:p text:style-name="P1">CPU time with matrix size 2500 and 4 threads = 65.1053069 seconds</text:p>
        </text:list-item>
        <text:list-item>
          <text:p text:style-name="P1">CPU time with matrix size 3000 and 4 threads = 139.0131197 seconds</text:p>
        </text:list-item>
        <text:list-item>
          <text:p text:style-name="P1">CPU time with matrix size 3500 and 4 threads = 189.6495202 seconds</text:p>
        </text:list-item>
        <text:list-item>
          <text:p text:style-name="P1">CPU time with matrix size 4000 and 4 threads = 338.7485649 seconds</text:p>
        </text:list-item>
        <text:list-item>
          <text:p text:style-name="P1">CPU time with matrix size 4500 and 4 threads = 428.6610851 seconds</text:p>
        </text:list-item>
        <text:list-item>
          <text:p text:style-name="P1">CPU time with matrix size 1000 and 8 threads = 2.0688619 seconds</text:p>
        </text:list-item>
        <text:list-item>
          <text:p text:style-name="P1">CPU time with matrix size 1500 and 8 threads = 9.2415834 seconds</text:p>
        </text:list-item>
        <text:list-item>
          <text:p text:style-name="P1">CPU time with matrix size 2000 and 8 threads = 25.8748786 seconds</text:p>
        </text:list-item>
        <text:list-item>
          <text:p text:style-name="P1">CPU time with matrix size 2500 and 8 threads = 60.2308049 seconds</text:p>
        </text:list-item>
        <text:list-item>
          <text:p text:style-name="P1">CPU time with matrix size 3000 and 8 threads = 107.1708343 seconds</text:p>
        </text:list-item>
        <text:list-item>
          <text:p text:style-name="P1">CPU time with matrix size 3500 and 8 threads = 170.3723144 seconds</text:p>
        </text:list-item>
        <text:list-item>
          <text:p text:style-name="P1">CPU time with matrix size 4000 and 8 threads = 274.4148146 seconds</text:p>
        </text:list-item>
        <text:list-item>
          <text:p text:style-name="P1">CPU time with matrix size 4500 and 8 threads = 383.7363035 seconds</text:p>
        </text:list-item>
        <text:list-item>
          <text:p text:style-name="P1">CPU time with matrix size 1000 and 16 threads = 2.1065461 seconds</text:p>
        </text:list-item>
        <text:list-item>
          <text:p text:style-name="P1">CPU time with matrix size 1500 and 16 threads = 10.8021087 seconds</text:p>
        </text:list-item>
        <text:list-item>
          <text:p text:style-name="P1">CPU time with matrix size 2000 and 16 threads = 27.0819571 seconds</text:p>
        </text:list-item>
        <text:list-item>
          <text:p text:style-name="P1">CPU time with matrix size 2500 and 16 threads = 63.8897479 seconds</text:p>
        </text:list-item>
        <text:list-item>
          <text:p text:style-name="P1">CPU time with matrix size 3000 and 16 threads = 117.5387162 seconds</text:p>
        </text:list-item>
        <text:list-item>
          <text:p text:style-name="P1">CPU time with matrix size 3500 and 16 threads = 179.8414360 seconds</text:p>
        </text:list-item>
        <text:list-item>
          <text:p text:style-name="P1">CPU time with matrix size 4000 and 16 threads = 288.3431295 seconds</text:p>
        </text:list-item>
        <text:list-item>
          <text:p text:style-name="P1">CPU time with matrix size 4500 and 16 threads = 412.3476631 seconds</text:p>
        </text:list-item>
        <text:list-item>
          <text:p text:style-name="P1">CPU time with matrix size 1000 and 2 threads = 3.9560011 seconds</text:p>
        </text:list-item>
        <text:list-item>
          <text:p text:style-name="P1">CPU time with matrix size 1500 and 2 threads = 15.9834153 seconds</text:p>
        </text:list-item>
        <text:list-item>
          <text:p text:style-name="P1">CPU time with matrix size 2000 and 2 threads = 49.1873443 seconds</text:p>
        </text:list-item>
        <text:list-item>
          <text:p text:style-name="P1">CPU time with matrix size 2500 and 2 threads = 90.6183315 seconds</text:p>
        </text:list-item>
        <text:list-item>
          <text:p text:style-name="P1">CPU time with matrix size 3000 and 2 threads = 175.5674095 seconds</text:p>
        </text:list-item>
        <text:list-item>
          <text:p text:style-name="P1">CPU time with matrix size 3500 and 2 threads = 246.4373486 seconds</text:p>
        </text:list-item>
        <text:list-item>
          <text:p text:style-name="P1">CPU time with matrix size 4000 and 2 threads = 425.9309212 seconds</text:p>
        </text:list-item>
        <text:list-item>
          <text:p text:style-name="P1">CPU time with matrix size 4500 and 2 threads = 538.6825533 seconds</text:p>
        </text:list-item>
        <text:list-item>
          <text:p text:style-name="P1">CPU time with matrix size 1000 and 4 threads = 1.5422297 seconds</text:p>
        </text:list-item>
        <text:list-item>
          <text:p text:style-name="P1">CPU time with matrix size 1500 and 4 threads = 7.6028716 seconds</text:p>
        </text:list-item>
        <text:list-item>
          <text:p text:style-name="P1">CPU time with matrix size 2000 and 4 threads = 28.6007757 seconds</text:p>
        </text:list-item>
        <text:list-item>
          <text:p text:style-name="P1">CPU time with matrix size 2500 and 4 threads = 66.8297931 seconds</text:p>
        </text:list-item>
        <text:list-item>
          <text:p text:style-name="P1">CPU time with matrix size 3000 and 4 threads = 132.2877250 seconds</text:p>
        </text:list-item>
        <text:list-item>
          <text:p text:style-name="P1">CPU time with matrix size 3500 and 4 threads = 186.8623532 seconds</text:p>
        </text:list-item>
        <text:list-item>
          <text:p text:style-name="P1">CPU time with matrix size 4000 and 4 threads = 327.3308884 seconds</text:p>
        </text:list-item>
        <text:list-item>
          <text:p text:style-name="P1">CPU time with matrix size 4500 and 4 threads = 429.4970599 seconds</text:p>
        </text:list-item>
        <text:list-item>
          <text:p text:style-name="P1">CPU time with matrix size 1000 and 8 threads = 2.0078207 seconds</text:p>
        </text:list-item>
        <text:list-item>
          <text:p text:style-name="P1">CPU time with matrix size 1500 and 8 threads = 9.8310779 seconds</text:p>
        </text:list-item>
        <text:list-item>
          <text:p text:style-name="P1">CPU time with matrix size 2000 and 8 threads = 27.4437930 seconds</text:p>
        </text:list-item>
        <text:list-item>
          <text:p text:style-name="P1">CPU time with matrix size 2500 and 8 threads = 55.3037795 seconds</text:p>
        </text:list-item>
        <text:list-item>
          <text:p text:style-name="P1">CPU time with matrix size 3000 and 8 threads = 115.0293710 seconds</text:p>
        </text:list-item>
        <text:list-item>
          <text:p text:style-name="P1">CPU time with matrix size 3500 and 8 threads = 173.3256589 seconds</text:p>
        </text:list-item>
        <text:list-item>
          <text:p text:style-name="P1"><text:soft-page-break/>CPU time with matrix size 4000 and 8 threads = 264.3897659 seconds</text:p>
        </text:list-item>
        <text:list-item>
          <text:p text:style-name="P1">CPU time with matrix size 4500 and 8 threads = 387.1921056 seconds</text:p>
        </text:list-item>
        <text:list-item>
          <text:p text:style-name="P1">CPU time with matrix size 1000 and 16 threads = 2.3139245 seconds</text:p>
        </text:list-item>
        <text:list-item>
          <text:p text:style-name="P1">CPU time with matrix size 1500 and 16 threads = 10.8178872 seconds</text:p>
        </text:list-item>
        <text:list-item>
          <text:p text:style-name="P1">CPU time with matrix size 2000 and 16 threads = 30.8653773 seconds</text:p>
        </text:list-item>
        <text:list-item>
          <text:p text:style-name="P1">CPU time with matrix size 2500 and 16 threads = 61.4716100 seconds</text:p>
        </text:list-item>
        <text:list-item>
          <text:p text:style-name="P1">CPU time with matrix size 3000 and 16 threads = 117.1057370 seconds</text:p>
        </text:list-item>
        <text:list-item>
          <text:p text:style-name="P1">CPU time with matrix size 3500 and 16 threads = 181.1751607 seconds</text:p>
        </text:list-item>
        <text:list-item>
          <text:p text:style-name="P1">CPU time with matrix size 4000 and 16 threads = 280.2634708 seconds</text:p>
        </text:list-item>
        <text:list-item>
          <text:p text:style-name="P1">CPU time with matrix size 4500 and 16 threads = 409.1087919 seconds</text:p>
        </text:list-item>
        <text:list-item>
          <text:p text:style-name="P1">CPU time with matrix size 1000 and 2 threads = 3.7373183 seconds</text:p>
        </text:list-item>
        <text:list-item>
          <text:p text:style-name="P1">CPU time with matrix size 1500 and 2 threads = 17.2876363 seconds</text:p>
        </text:list-item>
        <text:list-item>
          <text:p text:style-name="P1">CPU time with matrix size 2000 and 2 threads = 50.7226399 seconds</text:p>
        </text:list-item>
        <text:list-item>
          <text:p text:style-name="P1">CPU time with matrix size 2500 and 2 threads = 91.6012486 seconds</text:p>
        </text:list-item>
        <text:list-item>
          <text:p text:style-name="P1">CPU time with matrix size 3000 and 2 threads = 175.9172215 seconds</text:p>
        </text:list-item>
        <text:list-item>
          <text:p text:style-name="P1">CPU time with matrix size 3500 and 2 threads = 247.7664529 seconds</text:p>
        </text:list-item>
        <text:list-item>
          <text:p text:style-name="P1">CPU time with matrix size 4000 and 2 threads = 429.2080230 seconds</text:p>
        </text:list-item>
        <text:list-item>
          <text:p text:style-name="P1">CPU time with matrix size 4500 and 2 threads = 564.8344473 seconds</text:p>
        </text:list-item>
        <text:list-item>
          <text:p text:style-name="P1">CPU time with matrix size 1000 and 4 threads = 1.5124961 seconds</text:p>
        </text:list-item>
        <text:list-item>
          <text:p text:style-name="P1">CPU time with matrix size 1500 and 4 threads = 7.6342986 seconds</text:p>
        </text:list-item>
        <text:list-item>
          <text:p text:style-name="P1">CPU time with matrix size 2000 and 4 threads = 29.1127402 seconds</text:p>
        </text:list-item>
        <text:list-item>
          <text:p text:style-name="P1">CPU time with matrix size 2500 and 4 threads = 64.2162375 seconds</text:p>
        </text:list-item>
        <text:list-item>
          <text:p text:style-name="P1">CPU time with matrix size 3000 and 4 threads = 130.4053273 seconds</text:p>
        </text:list-item>
        <text:list-item>
          <text:p text:style-name="P1">CPU time with matrix size 3500 and 4 threads = 192.9113269 seconds</text:p>
        </text:list-item>
        <text:list-item>
          <text:p text:style-name="P1">CPU time with matrix size 4000 and 4 threads = 321.7813166 seconds</text:p>
        </text:list-item>
        <text:list-item>
          <text:p text:style-name="P1">CPU time with matrix size 4500 and 4 threads = 433.1600142 seconds</text:p>
        </text:list-item>
        <text:list-item>
          <text:p text:style-name="P1">CPU time with matrix size 1000 and 8 threads = 2.0822635 seconds</text:p>
        </text:list-item>
        <text:list-item>
          <text:p text:style-name="P1">CPU time with matrix size 1500 and 8 threads = 8.8367206 seconds</text:p>
        </text:list-item>
        <text:list-item>
          <text:p text:style-name="P1">CPU time with matrix size 2000 and 8 threads = 28.0878379 seconds</text:p>
        </text:list-item>
        <text:list-item>
          <text:p text:style-name="P1">CPU time with matrix size 2500 and 8 threads = 56.8874924 seconds</text:p>
        </text:list-item>
        <text:list-item>
          <text:p text:style-name="P1">CPU time with matrix size 3000 and 8 threads = 108.0274164 seconds</text:p>
        </text:list-item>
        <text:list-item>
          <text:p text:style-name="P1">CPU time with matrix size 3500 and 8 threads = 168.9578175 seconds</text:p>
        </text:list-item>
        <text:list-item>
          <text:p text:style-name="P1">CPU time with matrix size 4000 and 8 threads = 270.9209657 seconds</text:p>
        </text:list-item>
        <text:list-item>
          <text:p text:style-name="P1">CPU time with matrix size 4500 and 8 threads = 379.8252204 seconds</text:p>
        </text:list-item>
        <text:list-item>
          <text:p text:style-name="P1">CPU time with matrix size 1000 and 16 threads = 2.1787302 seconds</text:p>
        </text:list-item>
        <text:list-item>
          <text:p text:style-name="P1">CPU time with matrix size 1500 and 16 threads = 9.0915852 seconds</text:p>
        </text:list-item>
        <text:list-item>
          <text:p text:style-name="P1">CPU time with matrix size 2000 and 16 threads = 28.0210323 seconds</text:p>
        </text:list-item>
        <text:list-item>
          <text:p text:style-name="P1">CPU time with matrix size 2500 and 16 threads = 63.2919595 seconds</text:p>
        </text:list-item>
        <text:list-item>
          <text:p text:style-name="P1">CPU time with matrix size 3000 and 16 threads = 115.4268052 seconds</text:p>
        </text:list-item>
        <text:list-item>
          <text:p text:style-name="P1">CPU time with matrix size 3500 and 16 threads = 179.4812326 seconds</text:p>
        </text:list-item>
        <text:list-item>
          <text:p text:style-name="P1">CPU time with matrix size 4000 and 16 threads = 283.2877841 seconds</text:p>
        </text:list-item>
        <text:list-item>
          <text:p text:style-name="P1">CPU time with matrix size 4500 and 16 threads = 403.3032108 seconds</text:p>
        </text:list-item>
        <text:list-item>
          <text:p text:style-name="P1">CPU time with matrix size 1000 and 2 threads = 4.0792272 seconds</text:p>
        </text:list-item>
        <text:list-item>
          <text:p text:style-name="P1">CPU time with matrix size 1500 and 2 threads = 17.9992525 seconds</text:p>
        </text:list-item>
        <text:list-item>
          <text:p text:style-name="P1">CPU time with matrix size 2000 and 2 threads = 44.6261633 seconds</text:p>
        </text:list-item>
        <text:list-item>
          <text:p text:style-name="P1">CPU time with matrix size 2500 and 2 threads = 83.5877448 seconds</text:p>
        </text:list-item>
        <text:list-item>
          <text:p text:style-name="P1">CPU time with matrix size 3000 and 2 threads = 174.7504240 seconds</text:p>
        </text:list-item>
        <text:list-item>
          <text:p text:style-name="P1">CPU time with matrix size 3500 and 2 threads = 251.0349452 seconds</text:p>
        </text:list-item>
        <text:list-item>
          <text:p text:style-name="P1">CPU time with matrix size 4000 and 2 threads = 430.9650796 seconds</text:p>
        </text:list-item>
        <text:list-item>
          <text:p text:style-name="P1">CPU time with matrix size 4500 and 2 threads = 548.0778843 seconds</text:p>
        </text:list-item>
        <text:list-item>
          <text:p text:style-name="P1">CPU time with matrix size 1000 and 4 threads = 1.5259630 seconds</text:p>
        </text:list-item>
        <text:list-item>
          <text:p text:style-name="P1">CPU time with matrix size 1500 and 4 threads = 7.6927549 seconds</text:p>
        </text:list-item>
        <text:list-item>
          <text:p text:style-name="P1">CPU time with matrix size 2000 and 4 threads = 28.1699244 seconds</text:p>
        </text:list-item>
        <text:list-item>
          <text:p text:style-name="P1">CPU time with matrix size 2500 and 4 threads = 67.1068908 seconds</text:p>
        </text:list-item>
        <text:list-item>
          <text:p text:style-name="P1">CPU time with matrix size 3000 and 4 threads = 128.6937083 seconds</text:p>
        </text:list-item>
        <text:list-item>
          <text:p text:style-name="P1">CPU time with matrix size 3500 and 4 threads = 186.0831597 seconds</text:p>
        </text:list-item>
        <text:list-item>
          <text:p text:style-name="P1">CPU time with matrix size 4000 and 4 threads = 317.9160971 seconds</text:p>
        </text:list-item>
        <text:list-item>
          <text:p text:style-name="P1">CPU time with matrix size 4500 and 4 threads = 433.6131329 seconds</text:p>
        </text:list-item>
        <text:list-item>
          <text:p text:style-name="P1">CPU time with matrix size 1000 and 8 threads = 2.1562582 seconds</text:p>
        </text:list-item>
        <text:list-item>
          <text:p text:style-name="P1"><text:soft-page-break/>CPU time with matrix size 1500 and 8 threads = 8.2977169 seconds</text:p>
        </text:list-item>
        <text:list-item>
          <text:p text:style-name="P1">CPU time with matrix size 2000 and 8 threads = 27.8846465 seconds</text:p>
        </text:list-item>
        <text:list-item>
          <text:p text:style-name="P1">CPU time with matrix size 2500 and 8 threads = 58.1053926 seconds</text:p>
        </text:list-item>
        <text:list-item>
          <text:p text:style-name="P1">CPU time with matrix size 3000 and 8 threads = 106.8557606 seconds</text:p>
        </text:list-item>
        <text:list-item>
          <text:p text:style-name="P1">CPU time with matrix size 3500 and 8 threads = 169.0644275 seconds</text:p>
        </text:list-item>
        <text:list-item>
          <text:p text:style-name="P1">CPU time with matrix size 4000 and 8 threads = 271.4437845 seconds</text:p>
        </text:list-item>
        <text:list-item>
          <text:p text:style-name="P1">CPU time with matrix size 4500 and 8 threads = 388.1478121 seconds</text:p>
        </text:list-item>
        <text:list-item>
          <text:p text:style-name="P1">CPU time with matrix size 1000 and 16 threads = 2.0680730 seconds</text:p>
        </text:list-item>
        <text:list-item>
          <text:p text:style-name="P1">CPU time with matrix size 1500 and 16 threads = 9.0333478 seconds</text:p>
        </text:list-item>
        <text:list-item>
          <text:p text:style-name="P1">CPU time with matrix size 2000 and 16 threads = 29.7801559 seconds</text:p>
        </text:list-item>
        <text:list-item>
          <text:p text:style-name="P1">CPU time with matrix size 2500 and 16 threads = 69.8535759 seconds</text:p>
        </text:list-item>
        <text:list-item>
          <text:p text:style-name="P1">CPU time with matrix size 3000 and 16 threads = 118.1890794 seconds</text:p>
        </text:list-item>
        <text:list-item>
          <text:p text:style-name="P1">CPU time with matrix size 3500 and 16 threads = 177.7042914 seconds</text:p>
        </text:list-item>
        <text:list-item>
          <text:p text:style-name="P1">CPU time with matrix size 4000 and 16 threads = 301.5006956 seconds</text:p>
        </text:list-item>
        <text:list-item>
          <text:p text:style-name="P1">CPU time with matrix size 4500 and 16 threads = 410.9268765 seconds</text:p>
        </text:list-item>
        <text:list-item>
          <text:p text:style-name="P1">CPU time with matrix size 1000 and 2 threads = 3.8047798 seconds</text:p>
        </text:list-item>
        <text:list-item>
          <text:p text:style-name="P1">CPU time with matrix size 1500 and 2 threads = 17.0472975 seconds</text:p>
        </text:list-item>
        <text:list-item>
          <text:p text:style-name="P1">CPU time with matrix size 2000 and 2 threads = 49.1329981 seconds</text:p>
        </text:list-item>
        <text:list-item>
          <text:p text:style-name="P1">CPU time with matrix size 2500 and 2 threads = 83.3770281 seconds</text:p>
        </text:list-item>
        <text:list-item>
          <text:p text:style-name="P1">CPU time with matrix size 3000 and 2 threads = 177.6686504 seconds</text:p>
        </text:list-item>
        <text:list-item>
          <text:p text:style-name="P1">CPU time with matrix size 3500 and 2 threads = 248.0610765 seconds</text:p>
        </text:list-item>
        <text:list-item>
          <text:p text:style-name="P1">CPU time with matrix size 4000 and 2 threads = 478.3803376 seconds</text:p>
        </text:list-item>
        <text:list-item>
          <text:p text:style-name="P1">CPU time with matrix size 4500 and 2 threads = 680.2008323 seconds</text:p>
        </text:list-item>
        <text:list-item>
          <text:p text:style-name="P1">CPU time with matrix size 1000 and 4 threads = 1.5638575 seconds</text:p>
        </text:list-item>
        <text:list-item>
          <text:p text:style-name="P1">CPU time with matrix size 1500 and 4 threads = 9.8523047 seconds</text:p>
        </text:list-item>
        <text:list-item>
          <text:p text:style-name="P1">CPU time with matrix size 2000 and 4 threads = 34.3034753 seconds</text:p>
        </text:list-item>
        <text:list-item>
          <text:p text:style-name="P1">CPU time with matrix size 2500 and 4 threads = 92.9833465 seconds</text:p>
        </text:list-item>
        <text:list-item>
          <text:p text:style-name="P1">CPU time with matrix size 3000 and 4 threads = 190.3865650 seconds</text:p>
        </text:list-item>
        <text:list-item>
          <text:p text:style-name="P1">CPU time with matrix size 3500 and 4 threads = 249.3192692 seconds</text:p>
        </text:list-item>
        <text:list-item>
          <text:p text:style-name="P1">CPU time with matrix size 4000 and 4 threads = 421.0939113 seconds</text:p>
        </text:list-item>
        <text:list-item>
          <text:p text:style-name="P1">CPU time with matrix size 4500 and 4 threads = 548.9719638 seconds</text:p>
        </text:list-item>
        <text:list-item>
          <text:p text:style-name="P1">CPU time with matrix size 1000 and 8 threads = 2.6881477 seconds</text:p>
        </text:list-item>
        <text:list-item>
          <text:p text:style-name="P1">CPU time with matrix size 1500 and 8 threads = 12.2442497 seconds</text:p>
        </text:list-item>
        <text:list-item>
          <text:p text:style-name="P1">CPU time with matrix size 2000 and 8 threads = 38.8978568 seconds</text:p>
        </text:list-item>
        <text:list-item>
          <text:p text:style-name="P1">CPU time with matrix size 2500 and 8 threads = 80.8505415 seconds</text:p>
        </text:list-item>
        <text:list-item>
          <text:p text:style-name="P1">CPU time with matrix size 3000 and 8 threads = 136.0916690 seconds</text:p>
        </text:list-item>
        <text:list-item>
          <text:p text:style-name="P1">CPU time with matrix size 3500 and 8 threads = 203.3417308 seconds</text:p>
        </text:list-item>
        <text:list-item>
          <text:p text:style-name="P1">CPU time with matrix size 4000 and 8 threads = 311.8071614 seconds</text:p>
        </text:list-item>
        <text:list-item>
          <text:p text:style-name="P1">CPU time with matrix size 4500 and 8 threads = 444.4568474 seconds</text:p>
        </text:list-item>
        <text:list-item>
          <text:p text:style-name="P1">CPU time with matrix size 1000 and 16 threads = 2.3966598 seconds</text:p>
        </text:list-item>
        <text:list-item>
          <text:p text:style-name="P1">CPU time with matrix size 1500 and 16 threads = 11.6332426 seconds</text:p>
        </text:list-item>
        <text:list-item>
          <text:p text:style-name="P1">CPU time with matrix size 2000 and 16 threads = 32.2527061 seconds</text:p>
        </text:list-item>
        <text:list-item>
          <text:p text:style-name="P1">CPU time with matrix size 2500 and 16 threads = 69.7591132 seconds</text:p>
        </text:list-item>
        <text:list-item>
          <text:p text:style-name="P1">CPU time with matrix size 3000 and 16 threads = 128.2990556 seconds</text:p>
        </text:list-item>
        <text:list-item>
          <text:p text:style-name="P1">CPU time with matrix size 3500 and 16 threads = 191.9376878 seconds</text:p>
        </text:list-item>
        <text:list-item>
          <text:p text:style-name="P1">CPU time with matrix size 4000 and 16 threads = 327.1902606 seconds</text:p>
        </text:list-item>
        <text:list-item>
          <text:p text:style-name="P1">CPU time with matrix size 4500 and 16 threads = 490.3038549 seconds</text:p>
        </text:list-item>
        <text:list-item>
          <text:p text:style-name="P1">CPU time with matrix size 1000 and 2 threads = 5.3750834 seconds</text:p>
        </text:list-item>
        <text:list-item>
          <text:p text:style-name="P1">CPU time with matrix size 1500 and 2 threads = 20.5828133 seconds</text:p>
        </text:list-item>
        <text:list-item>
          <text:p text:style-name="P1">CPU time with matrix size 2000 and 2 threads = 53.2258118 seconds</text:p>
        </text:list-item>
        <text:list-item>
          <text:p text:style-name="P1">CPU time with matrix size 2500 and 2 threads = 97.5155011 seconds</text:p>
        </text:list-item>
        <text:list-item>
          <text:p text:style-name="P1">CPU time with matrix size 3000 and 2 threads = 203.6998951 seconds</text:p>
        </text:list-item>
        <text:list-item>
          <text:p text:style-name="P1">CPU time with matrix size 3500 and 2 threads = 297.1173783 seconds</text:p>
        </text:list-item>
        <text:list-item>
          <text:p text:style-name="P1">CPU time with matrix size 4000 and 2 threads = 520.7539158 seconds</text:p>
        </text:list-item>
        <text:list-item>
          <text:p text:style-name="P1">CPU time with matrix size 4500 and 2 threads = 643.1563317 seconds</text:p>
        </text:list-item>
        <text:list-item>
          <text:p text:style-name="P1">CPU time with matrix size 1000 and 4 threads = 2.4756701 seconds</text:p>
        </text:list-item>
        <text:list-item>
          <text:p text:style-name="P1">CPU time with matrix size 1500 and 4 threads = 12.5741292 seconds</text:p>
        </text:list-item>
        <text:list-item>
          <text:p text:style-name="P1">CPU time with matrix size 2000 and 4 threads = 38.1864141 seconds</text:p>
        </text:list-item>
        <text:list-item>
          <text:p text:style-name="P1">CPU time with matrix size 2500 and 4 threads = 77.3708162 seconds</text:p>
        </text:list-item>
        <text:list-item>
          <text:p text:style-name="P1"><text:soft-page-break/>CPU time with matrix size 3000 and 4 threads = 172.1448038 seconds</text:p>
        </text:list-item>
        <text:list-item>
          <text:p text:style-name="P1">CPU time with matrix size 3500 and 4 threads = 216.9497381 seconds</text:p>
        </text:list-item>
        <text:list-item>
          <text:p text:style-name="P1">CPU time with matrix size 4000 and 4 threads = 347.4677315 seconds</text:p>
        </text:list-item>
        <text:list-item>
          <text:p text:style-name="P1">CPU time with matrix size 4500 and 4 threads = 436.0330749 seconds</text:p>
        </text:list-item>
        <text:list-item>
          <text:p text:style-name="P1">CPU time with matrix size 1000 and 8 threads = 1.9970110 seconds</text:p>
        </text:list-item>
        <text:list-item>
          <text:p text:style-name="P1">CPU time with matrix size 1500 and 8 threads = 9.7107831 seconds</text:p>
        </text:list-item>
        <text:list-item>
          <text:p text:style-name="P1">CPU time with matrix size 2000 and 8 threads = 27.9061333 seconds</text:p>
        </text:list-item>
        <text:list-item>
          <text:p text:style-name="P1">CPU time with matrix size 2500 and 8 threads = 55.6525877 seconds</text:p>
        </text:list-item>
        <text:list-item>
          <text:p text:style-name="P1">CPU time with matrix size 3000 and 8 threads = 108.1253852 seconds</text:p>
        </text:list-item>
        <text:list-item>
          <text:p text:style-name="P1">CPU time with matrix size 3500 and 8 threads = 166.7505394 seconds</text:p>
        </text:list-item>
        <text:list-item>
          <text:p text:style-name="P1">CPU time with matrix size 4000 and 8 threads = 318.7603187 seconds</text:p>
        </text:list-item>
        <text:list-item>
          <text:p text:style-name="P1">CPU time with matrix size 4500 and 8 threads = 510.3978024 seconds</text:p>
        </text:list-item>
        <text:list-item>
          <text:p text:style-name="P1">CPU time with matrix size 1000 and 16 threads = 3.3092847 seconds</text:p>
        </text:list-item>
        <text:list-item>
          <text:p text:style-name="P1">CPU time with matrix size 1500 and 16 threads = 16.8886176 seconds</text:p>
        </text:list-item>
        <text:list-item>
          <text:p text:style-name="P1">CPU time with matrix size 2000 and 16 threads = 37.5369572 seconds</text:p>
        </text:list-item>
        <text:list-item>
          <text:p text:style-name="P1">CPU time with matrix size 2500 and 16 threads = 83.4057059 seconds</text:p>
        </text:list-item>
        <text:list-item>
          <text:p text:style-name="P1">CPU time with matrix size 3000 and 16 threads = 152.1184454 seconds</text:p>
        </text:list-item>
        <text:list-item>
          <text:p text:style-name="P1">CPU time with matrix size 3500 and 16 threads = 211.2928597 seconds</text:p>
        </text:list-item>
        <text:list-item>
          <text:p text:style-name="P1">CPU time with matrix size 4000 and 16 threads = 339.1716195 seconds</text:p>
        </text:list-item>
        <text:list-item>
          <text:p text:style-name="P1">CPU time with matrix size 4500 and 16 threads = 482.9317067 seconds</text:p>
        </text:list-item>
        <text:list-item>
          <text:p text:style-name="P1">CPU time with matrix size 1000 and 2 threads = 4.8386861 seconds</text:p>
        </text:list-item>
        <text:list-item>
          <text:p text:style-name="P1">CPU time with matrix size 1500 and 2 threads = 19.1530427 seconds</text:p>
        </text:list-item>
        <text:list-item>
          <text:p text:style-name="P1">CPU time with matrix size 2000 and 2 threads = 58.9723501 seconds</text:p>
        </text:list-item>
        <text:list-item>
          <text:p text:style-name="P1">CPU time with matrix size 2500 and 2 threads = 106.7738061 seconds</text:p>
        </text:list-item>
        <text:list-item>
          <text:p text:style-name="P1">CPU time with matrix size 3000 and 2 threads = 206.4977377 seconds</text:p>
        </text:list-item>
        <text:list-item>
          <text:p text:style-name="P1">CPU time with matrix size 3500 and 2 threads = 307.9045711 seconds</text:p>
        </text:list-item>
        <text:list-item>
          <text:p text:style-name="P1">CPU time with matrix size 4000 and 2 threads = 447.5021878 seconds</text:p>
        </text:list-item>
        <text:list-item>
          <text:p text:style-name="P1">CPU time with matrix size 4500 and 2 threads = 556.4483868 seconds</text:p>
        </text:list-item>
        <text:list-item>
          <text:p text:style-name="P1">CPU time with matrix size 1000 and 4 threads = 1.8501796 seconds</text:p>
        </text:list-item>
        <text:list-item>
          <text:p text:style-name="P1">CPU time with matrix size 1500 and 4 threads = 9.7685133 seconds</text:p>
        </text:list-item>
        <text:list-item>
          <text:p text:style-name="P1">CPU time with matrix size 2000 and 4 threads = 33.5547132 seconds</text:p>
        </text:list-item>
        <text:list-item>
          <text:p text:style-name="P1">CPU time with matrix size 2500 and 4 threads = 68.6448838 seconds</text:p>
        </text:list-item>
        <text:list-item>
          <text:p text:style-name="P1">CPU time with matrix size 3000 and 4 threads = 130.3596255 seconds</text:p>
        </text:list-item>
        <text:list-item>
          <text:p text:style-name="P1">CPU time with matrix size 3500 and 4 threads = 196.3387508 seconds</text:p>
        </text:list-item>
        <text:list-item>
          <text:p text:style-name="P1">CPU time with matrix size 4000 and 4 threads = 338.2186959 seconds</text:p>
        </text:list-item>
        <text:list-item>
          <text:p text:style-name="P1">CPU time with matrix size 4500 and 4 threads = 436.4887245 seconds</text:p>
        </text:list-item>
        <text:list-item>
          <text:p text:style-name="P1">CPU time with matrix size 1000 and 8 threads = 2.2157158 seconds</text:p>
        </text:list-item>
        <text:list-item>
          <text:p text:style-name="P1">CPU time with matrix size 1500 and 8 threads = 10.2381213 seconds</text:p>
        </text:list-item>
        <text:list-item>
          <text:p text:style-name="P1">CPU time with matrix size 2000 and 8 threads = 27.3170912 seconds</text:p>
        </text:list-item>
        <text:list-item>
          <text:p text:style-name="P1">CPU time with matrix size 2500 and 8 threads = 58.3114429 seconds</text:p>
        </text:list-item>
        <text:list-item>
          <text:p text:style-name="P1">CPU time with matrix size 3000 and 8 threads = 108.0530419 seconds</text:p>
        </text:list-item>
        <text:list-item>
          <text:p text:style-name="P1">CPU time with matrix size 3500 and 8 threads = 168.9322868 seconds</text:p>
        </text:list-item>
        <text:list-item>
          <text:p text:style-name="P1">CPU time with matrix size 4000 and 8 threads = 277.8248470 seconds</text:p>
        </text:list-item>
        <text:list-item>
          <text:p text:style-name="P1">CPU time with matrix size 4500 and 8 threads = 382.7100244 seconds</text:p>
        </text:list-item>
        <text:list-item>
          <text:p text:style-name="P1">CPU time with matrix size 1000 and 16 threads = 1.9340548 seconds</text:p>
        </text:list-item>
        <text:list-item>
          <text:p text:style-name="P1">CPU time with matrix size 1500 and 16 threads = 8.8829216 seconds</text:p>
        </text:list-item>
        <text:list-item>
          <text:p text:style-name="P1">CPU time with matrix size 2000 and 16 threads = 28.2240473 seconds</text:p>
        </text:list-item>
        <text:list-item>
          <text:p text:style-name="P1">CPU time with matrix size 2500 and 16 threads = 62.7263620 seconds</text:p>
        </text:list-item>
        <text:list-item>
          <text:p text:style-name="P1">CPU time with matrix size 3000 and 16 threads = 113.6917286 seconds</text:p>
        </text:list-item>
        <text:list-item>
          <text:p text:style-name="P1">CPU time with matrix size 3500 and 16 threads = 174.2759543 seconds</text:p>
        </text:list-item>
        <text:list-item>
          <text:p text:style-name="P1">CPU time with matrix size 4000 and 16 threads = 280.6356385 seconds</text:p>
        </text:list-item>
        <text:list-item>
          <text:p text:style-name="P1">CPU time with matrix size 4500 and 16 threads = 399.3288942 seconds</text:p>
        </text:list-item>
        <text:list-item>
          <text:p text:style-name="P1">CPU time with matrix size 1000 and 2 threads = 3.6482525 seconds</text:p>
        </text:list-item>
        <text:list-item>
          <text:p text:style-name="P1">CPU time with matrix size 1500 and 2 threads = 17.1992090 seconds</text:p>
        </text:list-item>
        <text:list-item>
          <text:p text:style-name="P1">CPU time with matrix size 2000 and 2 threads = 49.6101951 seconds</text:p>
        </text:list-item>
        <text:list-item>
          <text:p text:style-name="P1">CPU time with matrix size 2500 and 2 threads = 82.9441477 seconds</text:p>
        </text:list-item>
        <text:list-item>
          <text:p text:style-name="P1">CPU time with matrix size 3000 and 2 threads = 179.3400565 seconds</text:p>
        </text:list-item>
        <text:list-item>
          <text:p text:style-name="P1">CPU time with matrix size 3500 and 2 threads = 244.9606230 seconds</text:p>
        </text:list-item>
        <text:list-item>
          <text:p text:style-name="P1">CPU time with matrix size 4000 and 2 threads = 422.3591667 seconds</text:p>
        </text:list-item>
        <text:list-item>
          <text:p text:style-name="P1"><text:soft-page-break/>CPU time with matrix size 4500 and 2 threads = 576.8457490 seconds</text:p>
        </text:list-item>
        <text:list-item>
          <text:p text:style-name="P1">CPU time with matrix size 1000 and 4 threads = 1.5290871 seconds</text:p>
        </text:list-item>
        <text:list-item>
          <text:p text:style-name="P1">CPU time with matrix size 1500 and 4 threads = 7.7341073 seconds</text:p>
        </text:list-item>
        <text:list-item>
          <text:p text:style-name="P1">CPU time with matrix size 2000 and 4 threads = 28.7816566 seconds</text:p>
        </text:list-item>
        <text:list-item>
          <text:p text:style-name="P1">CPU time with matrix size 2500 and 4 threads = 64.0053976 seconds</text:p>
        </text:list-item>
        <text:list-item>
          <text:p text:style-name="P1">CPU time with matrix size 3000 and 4 threads = 134.1050502 seconds</text:p>
        </text:list-item>
        <text:list-item>
          <text:p text:style-name="P1">CPU time with matrix size 3500 and 4 threads = 193.7475046 seconds</text:p>
        </text:list-item>
        <text:list-item>
          <text:p text:style-name="P1">CPU time with matrix size 4000 and 4 threads = 337.5839603 seconds</text:p>
        </text:list-item>
        <text:list-item>
          <text:p text:style-name="P1">CPU time with matrix size 4500 and 4 threads = 455.5786644 seconds</text:p>
        </text:list-item>
        <text:list-item>
          <text:p text:style-name="P1">CPU time with matrix size 1000 and 8 threads = 2.1003486 seconds</text:p>
        </text:list-item>
        <text:list-item>
          <text:p text:style-name="P1">CPU time with matrix size 1500 and 8 threads = 9.4303497 seconds</text:p>
        </text:list-item>
        <text:list-item>
          <text:p text:style-name="P1">CPU time with matrix size 2000 and 8 threads = 27.4299093 seconds</text:p>
        </text:list-item>
        <text:list-item>
          <text:p text:style-name="P1">CPU time with matrix size 2500 and 8 threads = 57.9997436 seconds</text:p>
        </text:list-item>
        <text:list-item>
          <text:p text:style-name="P1">CPU time with matrix size 3000 and 8 threads = 103.4362937 seconds</text:p>
        </text:list-item>
        <text:list-item>
          <text:p text:style-name="P1">CPU time with matrix size 3500 and 8 threads = 166.3331399 seconds</text:p>
        </text:list-item>
        <text:list-item>
          <text:p text:style-name="P1">CPU time with matrix size 4000 and 8 threads = 269.6728024 seconds</text:p>
        </text:list-item>
        <text:list-item>
          <text:p text:style-name="P1">CPU time with matrix size 4500 and 8 threads = 380.2487066 seconds</text:p>
        </text:list-item>
        <text:list-item>
          <text:p text:style-name="P1">CPU time with matrix size 1000 and 16 threads = 2.5946333 seconds</text:p>
        </text:list-item>
        <text:list-item>
          <text:p text:style-name="P1">CPU time with matrix size 1500 and 16 threads = 9.3139665 seconds</text:p>
        </text:list-item>
        <text:list-item>
          <text:p text:style-name="P1">CPU time with matrix size 2000 and 16 threads = 31.0560642 seconds</text:p>
        </text:list-item>
        <text:list-item>
          <text:p text:style-name="P1">CPU time with matrix size 2500 and 16 threads = 68.3020489 seconds</text:p>
        </text:list-item>
        <text:list-item>
          <text:p text:style-name="P1">CPU time with matrix size 3000 and 16 threads = 114.2959793 seconds</text:p>
        </text:list-item>
        <text:list-item>
          <text:p text:style-name="P1">CPU time with matrix size 3500 and 16 threads = 175.5694381 seconds</text:p>
        </text:list-item>
        <text:list-item>
          <text:p text:style-name="P1">CPU time with matrix size 4000 and 16 threads = 316.9400810 seconds</text:p>
        </text:list-item>
        <text:list-item>
          <text:p text:style-name="P1">CPU time with matrix size 4500 and 16 threads = 417.5417253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22:01:42.520993716</dc:date>
    <meta:editing-duration>PT38S</meta:editing-duration>
    <meta:editing-cycles>1</meta:editing-cycles>
    <meta:document-statistic meta:table-count="0" meta:image-count="0" meta:object-count="0" meta:page-count="6" meta:paragraph-count="320" meta:word-count="4160" meta:character-count="22151" meta:non-whitespace-character-count="18631"/>
    <meta:generator>LibreOffice/7.3.7.2$Linux_X86_64 LibreOffice_project/30$Build-2</meta:generator>
  </office:meta>
</office:document-meta>
</file>